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Bitstream Vera Sans1" svg:font-family="'Bitstream Vera Sans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b98ee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paragraph-rsid="00370f32" style:font-size-asian="13pt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style:text-underline-style="none" style:font-size-asian="12pt" style:font-size-complex="12pt"/>
    </style:style>
    <style:style style:name="P9" style:family="paragraph" style:parent-style-name="Standard">
      <style:text-properties fo:font-size="12pt" style:text-underline-style="none" officeooo:paragraph-rsid="0019cc05" style:font-size-asian="12pt" style:font-size-complex="12pt"/>
    </style:style>
    <style:style style:name="P10" style:family="paragraph" style:parent-style-name="Standard">
      <style:text-properties fo:font-size="12pt" style:text-underline-style="none" officeooo:rsid="0014e860" officeooo:paragraph-rsid="0014e860" style:font-size-asian="12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10b481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2pt" officeooo:paragraph-rsid="002ba118" style:font-size-asian="12pt" style:font-size-complex="12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2pt" officeooo:paragraph-rsid="002eb704" style:font-size-asian="12pt" style:font-size-complex="12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2pt" fo:font-weight="normal" officeooo:paragraph-rsid="002d1a8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officeooo:paragraph-rsid="0014e860"/>
    </style:style>
    <style:style style:name="P21" style:family="paragraph" style:parent-style-name="Standard" style:list-style-name="L1">
      <style:text-properties officeooo:paragraph-rsid="005816db"/>
    </style:style>
    <style:style style:name="P22" style:family="paragraph" style:parent-style-name="Standard" style:list-style-name="L1">
      <style:text-properties officeooo:paragraph-rsid="005c6d39"/>
    </style:style>
    <style:style style:name="P23" style:family="paragraph" style:parent-style-name="Standard" style:list-style-name="L1">
      <style:text-properties officeooo:paragraph-rsid="0016922a"/>
    </style:style>
    <style:style style:name="P24" style:family="paragraph" style:parent-style-name="Standard" style:list-style-name="L1">
      <style:text-properties fo:font-size="12pt" style:text-underline-style="solid" style:text-underline-width="auto" style:text-underline-color="font-color" officeooo:rsid="0010b481" officeooo:paragraph-rsid="0014e860" style:font-size-asian="12pt" style:font-size-complex="12pt"/>
    </style:style>
    <style:style style:name="P25" style:family="paragraph" style:parent-style-name="Standard" style:list-style-name="L1">
      <style:text-properties fo:font-size="12pt" style:text-underline-style="solid" style:text-underline-width="auto" style:text-underline-color="font-color" officeooo:rsid="00242581" officeooo:paragraph-rsid="00242581" style:font-size-asian="12pt" style:font-size-complex="12pt"/>
    </style:style>
    <style:style style:name="P26" style:family="paragraph" style:parent-style-name="Standard" style:list-style-name="L2">
      <style:text-properties fo:font-size="12pt" style:text-underline-style="solid" style:text-underline-width="auto" style:text-underline-color="font-color" officeooo:rsid="000f53a0" officeooo:paragraph-rsid="000f53a0" style:font-size-asian="12pt" style:font-size-complex="12pt"/>
    </style:style>
    <style:style style:name="P27" style:family="paragraph" style:parent-style-name="Standard" style:list-style-name="L3">
      <style:text-properties fo:font-size="12pt" style:text-underline-style="solid" style:text-underline-width="auto" style:text-underline-color="font-color" style:font-size-asian="12pt" style:font-size-complex="12pt"/>
    </style:style>
    <style:style style:name="P28" style:family="paragraph" style:parent-style-name="Standard" style:list-style-name="L4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style:text-underline-style="none" officeooo:rsid="0010b481" officeooo:paragraph-rsid="002eb704" style:font-size-asian="12pt" style:font-size-complex="12pt"/>
    </style:style>
    <style:style style:name="P31" style:family="paragraph" style:parent-style-name="Standard" style:list-style-name="L2">
      <style:text-properties fo:font-size="12pt" style:text-underline-style="none" officeooo:rsid="000f53a0" officeooo:paragraph-rsid="000f53a0" style:font-size-asian="12pt" style:font-size-complex="12pt"/>
    </style:style>
    <style:style style:name="P32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33" style:family="paragraph" style:parent-style-name="Standard" style:list-style-name="L3">
      <style:text-properties fo:font-size="12pt" style:text-underline-style="none" officeooo:paragraph-rsid="005e6bd7" style:font-size-asian="12pt" style:font-size-complex="12pt"/>
    </style:style>
    <style:style style:name="P34" style:family="paragraph" style:parent-style-name="Standard" style:list-style-name="L2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35" style:family="paragraph" style:parent-style-name="Standard" style:list-style-name="L4"/>
    <style:style style:name="P36" style:family="paragraph" style:parent-style-name="Standard">
      <style:paragraph-properties fo:margin-left="0.4925in" fo:margin-right="0in" fo:text-indent="0in" style:auto-text-indent="false"/>
      <style:text-properties fo:font-size="12pt" style:text-underline-style="none" officeooo:rsid="004fca83" officeooo:paragraph-rsid="004fca83" style:font-size-asian="12pt" style:font-size-complex="12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22cc30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288e65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4008d5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4441a9"/>
    </style:style>
    <style:style style:name="T9" style:family="text">
      <style:text-properties officeooo:rsid="000f53a0"/>
    </style:style>
    <style:style style:name="T10" style:family="text">
      <style:text-properties officeooo:rsid="0010b481"/>
    </style:style>
    <style:style style:name="T11" style:family="text">
      <style:text-properties officeooo:rsid="0014e860"/>
    </style:style>
    <style:style style:name="T12" style:family="text">
      <style:text-properties officeooo:rsid="0016922a"/>
    </style:style>
    <style:style style:name="T13" style:family="text">
      <style:text-properties officeooo:rsid="0019cc05"/>
    </style:style>
    <style:style style:name="T14" style:family="text">
      <style:text-properties officeooo:rsid="001cee21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42581" style:font-size-asian="12pt" style:font-size-complex="12pt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fo:font-size="12pt" style:text-underline-style="none" officeooo:rsid="0010b481" style:font-size-asian="12pt" style:font-size-complex="12pt"/>
    </style:style>
    <style:style style:name="T19" style:family="text">
      <style:text-properties fo:font-size="12pt" style:text-underline-style="none" officeooo:rsid="00301df3" style:font-size-asian="12pt" style:font-size-complex="12pt"/>
    </style:style>
    <style:style style:name="T20" style:family="text">
      <style:text-properties fo:font-size="12pt" style:text-underline-style="none" officeooo:rsid="005c41dc" style:font-size-asian="12pt" style:font-size-complex="12pt"/>
    </style:style>
    <style:style style:name="T21" style:family="text">
      <style:text-properties fo:font-size="12pt" style:text-underline-style="none" officeooo:rsid="0033ce8a" style:font-size-asian="12pt" style:font-size-complex="12pt"/>
    </style:style>
    <style:style style:name="T22" style:family="text">
      <style:text-properties fo:font-size="12pt" style:text-underline-style="none" officeooo:rsid="005e6bd7" style:font-size-asian="12pt" style:font-size-complex="12pt"/>
    </style:style>
    <style:style style:name="T23" style:family="text">
      <style:text-properties fo:font-size="12pt" style:text-underline-style="none" officeooo:rsid="002ba118" style:font-size-asian="12pt" style:font-size-complex="12pt"/>
    </style:style>
    <style:style style:name="T24" style:family="text">
      <style:text-properties fo:font-size="12pt" style:text-underline-style="none" officeooo:rsid="00536762" style:font-size-asian="12pt" style:font-size-complex="12pt"/>
    </style:style>
    <style:style style:name="T25" style:family="text">
      <style:text-properties fo:font-size="12pt" style:text-underline-style="solid" style:text-underline-width="auto" style:text-underline-color="font-color" officeooo:rsid="00301df3" style:font-size-asian="12pt" style:font-size-complex="12pt"/>
    </style:style>
    <style:style style:name="T26" style:family="text">
      <style:text-properties fo:font-size="12pt" style:text-underline-style="solid" style:text-underline-width="auto" style:text-underline-color="font-color" officeooo:rsid="0010b481" style:font-size-asian="12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5c6d39" style:font-size-asian="12pt" style:font-size-complex="12pt"/>
    </style:style>
    <style:style style:name="T28" style:family="text">
      <style:text-properties fo:font-size="12pt" style:text-underline-style="solid" style:text-underline-width="auto" style:text-underline-color="font-color" officeooo:rsid="005fa7bb" style:font-size-asian="12pt" style:font-size-complex="12pt"/>
    </style:style>
    <style:style style:name="T29" style:family="text">
      <style:text-properties fo:font-size="12pt" style:text-underline-style="solid" style:text-underline-width="auto" style:text-underline-color="font-color" officeooo:rsid="00242581" style:font-size-asian="12pt" style:font-size-complex="12pt"/>
    </style:style>
    <style:style style:name="T30" style:family="text">
      <style:text-properties officeooo:rsid="002ba118"/>
    </style:style>
    <style:style style:name="T31" style:family="text">
      <style:text-properties officeooo:rsid="002eb704"/>
    </style:style>
    <style:style style:name="T32" style:family="text">
      <style:text-properties officeooo:rsid="00364b62"/>
    </style:style>
    <style:style style:name="T33" style:family="text">
      <style:text-properties officeooo:rsid="00370f32"/>
    </style:style>
    <style:style style:name="T34" style:family="text">
      <style:text-properties officeooo:rsid="0039086e"/>
    </style:style>
    <style:style style:name="T35" style:family="text">
      <style:text-properties officeooo:rsid="003b0e8d"/>
    </style:style>
    <style:style style:name="T36" style:family="text">
      <style:text-properties officeooo:rsid="004441a9"/>
    </style:style>
    <style:style style:name="T37" style:family="text">
      <style:text-properties officeooo:rsid="0044bfed"/>
    </style:style>
    <style:style style:name="T38" style:family="text">
      <style:text-properties officeooo:rsid="00467fe3"/>
    </style:style>
    <style:style style:name="T39" style:family="text">
      <style:text-properties officeooo:rsid="0046e6b5"/>
    </style:style>
    <style:style style:name="T40" style:family="text">
      <style:text-properties officeooo:rsid="00495661"/>
    </style:style>
    <style:style style:name="T41" style:family="text">
      <style:text-properties officeooo:rsid="005fa7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ric Holzbach</text:p>
      <text:p text:style-name="P1"/>
      <text:p text:style-name="P5"><text:span text:style-name="T1">ericholzbach </text:span><text:span text:style-name="T4">at</text:span><text:span text:style-name="T1"> </text:span><text:span text:style-name="T2">pm</text:span><text:span text:style-name="T1"> </text:span><text:span text:style-name="T3">dot</text:span><text:span text:style-name="T1"> </text:span><text:span text:style-name="T2">me</text:span><text:span text:style-name="T1"> | 213-587-0885 | </text:span><text:a xlink:type="simple" xlink:href="http://www.ericholzbach.net/" text:style-name="Internet_20_link" text:visited-style-name="Visited_20_Internet_20_Link"><text:span text:style-name="T5">www.ericholzbach.net</text:span></text:a><text:span text:style-name="T1"> </text:span></text:p>
      <text:p text:style-name="P6"/>
      <text:p text:style-name="P4">Focus on <text:span text:style-name="T32">security &amp; risk management, infrastructure architecture, development &amp; automation, GNU/</text:span>Linux <text:span text:style-name="T11">&amp;</text:span> FreeBSD system<text:span text:style-name="T11">s</text:span> administration <text:span text:style-name="T33">and network engineering.</text:span></text:p>
      <text:p text:style-name="P3">Relentless problem solver. <text:span text:style-name="T34">R</text:span>equires continuous learning.</text:p>
      <text:p text:style-name="P2"/>
      <text:list xml:id="list970497822" text:style-name="L1">
        <text:list-item>
          <text:p text:style-name="P20"><text:span text:style-name="T25">Senior Manager,</text:span><text:span text:style-name="T26"> </text:span><text:span text:style-name="T27">Infrastructure, Software Engineering – Gigamon Insight July 2018 - Current<text:line-break/></text:span><text:a xlink:type="simple" xlink:href="https://www.gigamon.com/products/detect-respond/gigamon-insight.html" text:style-name="Internet_20_link" text:visited-style-name="Visited_20_Internet_20_Link"><text:span text:style-name="T27">www.gigamon.com</text:span></text:a></text:p>
          <text:p text:style-name="P24"/>
          <text:p text:style-name="P21"><text:span text:style-name="T19">Manager of DevOps team, responsible for Gigamon Insight SaaS </text:span><text:span text:style-name="T20">production environments</text:span><text:span text:style-name="T19"><text:line-break/>Leader by example, listener, coach and enabler<text:line-break/>Hands on responsibilities as an individual contributor</text:span></text:p>
          <text:p text:style-name="P25"/>
        </text:list-item>
        <text:list-item>
          <text:p text:style-name="P20"><text:span text:style-name="T28">Principal</text:span><text:span text:style-name="T26"> Operations Engineer – Icebrg Inc. December 2015 – </text:span><text:span text:style-name="T29">July 2018</text:span><text:span text:style-name="T26"><text:line-break/></text:span><text:a xlink:type="simple" xlink:href="http://www.icebrg.io/" text:style-name="Internet_20_link" text:visited-style-name="Visited_20_Internet_20_Link"><text:span text:style-name="T26">www.icebrg.io</text:span></text:a></text:p>
          <text:p text:style-name="P24"><text:line-break/><text:span text:style-name="T36">I</text:span><text:span text:style-name="T7">nfrastructure architecture, </text:span><text:span text:style-name="T8">responsible for all physical and cloud environments</text:span></text:p>
          <text:p text:style-name="P22"><text:span text:style-name="T18">Deployment automation </text:span><text:span text:style-name="T21">with Golang, </text:span>Kubernetes<text:span text:style-name="T21">, Puppet<text:line-break/>Monitoring, metric collection and storage in high availability systems</text:span></text:p>
          <text:p text:style-name="P23"><text:span text:style-name="T18">Network engineering </text:span><text:span text:style-name="T24">w</text:span><text:span text:style-name="T22">ith</text:span><text:span text:style-name="T18"> </text:span><text:span text:style-name="T23">Arista, AWS, Cisco, pfSense, VyOS</text:span></text:p>
          <text:p text:style-name="P30"><text:span text:style-name="T35">Network &amp; host s</text:span>ecurity <text:span text:style-name="T37">audit</text:span> &amp; remediation<text:line-break/><text:span text:style-name="T30">M</text:span>anagement of intrusion detection systems in a globally distributed environment<text:line-break/>Provisioning of <text:span text:style-name="T31">physical </text:span>servers, switches, <text:span text:style-name="T31">routers and other network appliances</text:span><text:span text:style-name="T6"><text:line-break/></text:span></text:p>
        </text:list-item>
      </text:list>
      <text:list xml:id="list2471141998" text:style-name="L2">
        <text:list-item>
          <text:p text:style-name="P26">Senior System Security Engineer – Salesforce Inc. January 2015 – <text:span text:style-name="T10">December 2015</text:span></text:p>
          <text:p text:style-name="P34"><text:a xlink:type="simple" xlink:href="http://www.salesforce.com/" text:style-name="Internet_20_link" text:visited-style-name="Visited_20_Internet_20_Link"><text:span text:style-name="T15">www.salesforce.com</text:span></text:a></text:p>
          <text:p text:style-name="P26"/>
          <text:p text:style-name="P31"><text:span text:style-name="T38">Design &amp; implementation of s</text:span>ecurity <text:span text:style-name="T38">controls </text:span>for production infrastructure</text:p>
          <text:p text:style-name="P31">Management of authentication and authorization systems</text:p>
          <text:p text:style-name="P31">System &amp; user access control<text:span text:style-name="T40">s</text:span></text:p>
        </text:list-item>
      </text:list>
      <text:p text:style-name="P11"/>
      <text:list xml:id="list237970387" text:style-name="L3">
        <text:list-item>
          <text:p text:style-name="P27">Senior Configuration Engineer <text:s/>- FireEye Inc. February 2014 – <text:span text:style-name="T9">January 2015</text:span></text:p>
          <text:p text:style-name="P32"><text:a xlink:type="simple" xlink:href="http://www.fireeye.com/" text:style-name="Internet_20_link" text:visited-style-name="Visited_20_Internet_20_Link">www.fireeye.com</text:a></text:p>
        </text:list-item>
      </text:list>
      <text:p text:style-name="P8"/>
      <text:list xml:id="list210451272742808" text:continue-numbering="true" text:style-name="L3">
        <text:list-header>
          <text:p text:style-name="P32">Puppet module development</text:p>
          <text:p text:style-name="P32">Infrastructure architecture </text:p>
          <text:p text:style-name="P33">Service reliability <text:span text:style-name="T39">engineering<text:line-break/>Deployment automation</text:span></text:p>
          <text:p text:style-name="P32"/>
        </text:list-header>
        <text:list-item>
          <text:p text:style-name="P27">Senior Systems Administrator <text:s/>- FireEye Inc. January 2014 – February 2014</text:p>
          <text:p text:style-name="P32"><text:a xlink:type="simple" xlink:href="http://www.fireeye.com/" text:style-name="Internet_20_link" text:visited-style-name="Visited_20_Internet_20_Link">www.fireeye.com</text:a></text:p>
        </text:list-item>
      </text:list>
      <text:p text:style-name="P8"/>
      <text:p text:style-name="P9"><text:tab/>FireEye Inc. <text:span text:style-name="T13">acquired</text:span> Mandiant January 2, 2014</text:p>
      <text:p text:style-name="P9"/>
      <text:p text:style-name="P11"/>
      <text:list xml:id="list210450811708650" text:continue-numbering="true" text:style-name="L3">
        <text:list-item>
          <text:p text:style-name="P27"><text:soft-page-break/><text:span text:style-name="T41">Senior Systems Administrator - </text:span>Mandiant / February 2012 – January 2014</text:p>
          <text:p text:style-name="P32"><text:a xlink:type="simple" xlink:href="http://www.mandiant.com/" text:style-name="Internet_20_link" text:visited-style-name="Visited_20_Internet_20_Link">www.mandiant.com</text:a></text:p>
        </text:list-item>
      </text:list>
      <text:p text:style-name="P12"/>
      <text:p text:style-name="P15">Implementation and management of <text:span text:style-name="T12"><text:s/>production</text:span> infrastructure</text:p>
      <text:p text:style-name="P16"><text:span text:style-name="T30">Deployment</text:span> automation</text:p>
      <text:p text:style-name="P16">Configuration management with Puppet</text:p>
      <text:p text:style-name="P15"><text:span text:style-name="T30">So</text:span>ftware lifecycle management</text:p>
      <text:p text:style-name="P36">Provisioning of servers, switches, firewalls, general NOC maintenance</text:p>
      <text:p text:style-name="P15">Deployment and management of network intrusion detection systems in a globally distributed environment</text:p>
      <text:p text:style-name="P15"/>
      <text:list xml:id="list229045596" text:style-name="L4">
        <text:list-item>
          <text:p text:style-name="P28">Linux Systems Administrator - InMotion Hosting / August 2010 – February 2012</text:p>
          <text:p text:style-name="P35"><text:a xlink:type="simple" xlink:href="http://www.inmotionhosting.com/" text:style-name="Internet_20_link" text:visited-style-name="Visited_20_Internet_20_Link"><text:span text:style-name="T17">www.inmotionhosting.com</text:span></text:a></text:p>
        </text:list-item>
      </text:list>
      <text:p text:style-name="P15"/>
      <text:p text:style-name="P18"><text:span text:style-name="T14">QoS management</text:span> in shared, virtualized and dedicated platforms</text:p>
      <text:p text:style-name="P19">Network and host intrusion detection, incident response</text:p>
      <text:p text:style-name="P15"><text:span text:style-name="T30">Deployment a</text:span>utomation</text:p>
      <text:p text:style-name="P15">PCI-DSS <text:span text:style-name="T30">audit &amp; resolution</text:span></text:p>
      <text:p text:style-name="P17">Provisioning of <text:span text:style-name="T31">physical </text:span>servers, switches, <text:span text:style-name="T31">routers and other network appliances</text:span></text:p>
      <text:p text:style-name="P15">Customer service support</text:p>
      <text:p text:style-name="P12"/>
      <text:list xml:id="list1066336395" text:style-name="L5">
        <text:list-item>
          <text:p text:style-name="P29">Credentials</text:p>
        </text:list-item>
      </text:list>
      <text:p text:style-name="P12"/>
      <text:p text:style-name="P14"><text:a xlink:type="simple" xlink:href="https://www.isc2.org/cissp/default.aspx" text:style-name="Internet_20_link" text:visited-style-name="Visited_20_Internet_20_Link"><text:span text:style-name="T18">(ISC)2 Certified Information Systems Security Professional (CISSP)</text:span></text:a><text:span text:style-name="T17"><text:line-break/></text:span><text:a xlink:type="simple" xlink:href="https://puppet.com/support-services/certification" text:style-name="Internet_20_link" text:visited-style-name="Visited_20_Internet_20_Link"><text:span text:style-name="T18">Puppet Certified Professional</text:span></text:a></text:p>
      <text:p text:style-name="P13"><text:a xlink:type="simple" xlink:href="https://certification.comptia.org/certifications/security" text:style-name="Internet_20_link" text:visited-style-name="Visited_20_Internet_20_Link"><text:span text:style-name="T17">CompTIA Security+</text:span></text:a></text:p>
      <text:p text:style-name="P13"><text:a xlink:type="simple" xlink:href="https://certification.comptia.org/certifications/network" text:style-name="Internet_20_link" text:visited-style-name="Visited_20_Internet_20_Link"><text:span text:style-name="T17">CompTIA Network+</text:span></text:a></text:p>
      <text:p text:style-name="P10"/>
      <text:p text:style-name="P12">* References available upon requ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Bitstream Vera Sans1" svg:font-family="'Bitstream Vera Sans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Bitstream Vera Sans1" style:font-family-complex="'Bitstream Ver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1-11-29T19:18:56</meta:creation-date>
    <dc:date>2019-10-06T21:04:50.067950523</dc:date>
    <meta:editing-duration>P4DT22H54M58S</meta:editing-duration>
    <meta:editing-cycles>358</meta:editing-cycles>
    <meta:generator>LibreOffice/6.3.1.2$Linux_X86_64 LibreOffice_project/30$Build-2</meta:generator>
    <meta:document-statistic meta:table-count="0" meta:image-count="0" meta:object-count="0" meta:page-count="2" meta:paragraph-count="49" meta:word-count="353" meta:character-count="2689" meta:non-whitespace-character-count="2392"/>
  </office:meta>
</office:document-meta>
</file>